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Calibri" svg:font-family="Calibri" style:font-adornments="Regular" style:font-family-generic="swiss"/>
    <style:font-face style:name="Noto Sans Devanagari1" svg:font-family="'Noto Sans Devanagari'" style:font-family-generic="swiss"/>
    <style:font-face style:name="Linux Libertine Display O" svg:font-family="'Linux Libertine Display O'"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officeooo:rsid="0015cdc6" officeooo:paragraph-rsid="0015cdc6"/>
    </style:style>
    <style:style style:name="P2" style:family="paragraph" style:parent-style-name="Standard">
      <style:paragraph-properties fo:text-align="start" style:justify-single-word="false"/>
      <style:text-properties style:font-name="Calibri1" officeooo:rsid="0015cdc6" officeooo:paragraph-rsid="0015cdc6"/>
    </style:style>
    <style:style style:name="P3" style:family="paragraph" style:parent-style-name="Text_20_body">
      <style:text-properties officeooo:paragraph-rsid="005f5734"/>
    </style:style>
    <style:style style:name="P4" style:family="paragraph" style:parent-style-name="Text_20_body">
      <style:text-properties officeooo:rsid="0063e1f0" officeooo:paragraph-rsid="0063e1f0"/>
    </style:style>
    <style:style style:name="P5" style:family="paragraph" style:parent-style-name="Text_20_body">
      <style:text-properties officeooo:rsid="0069c815" officeooo:paragraph-rsid="0069c815"/>
    </style:style>
    <style:style style:name="P6" style:family="paragraph" style:parent-style-name="Text_20_body">
      <style:text-properties officeooo:rsid="006b2101" officeooo:paragraph-rsid="006b2101"/>
    </style:style>
    <style:style style:name="P7" style:family="paragraph" style:parent-style-name="Text_20_body">
      <style:text-properties officeooo:rsid="006c0189" officeooo:paragraph-rsid="006c0189"/>
    </style:style>
    <style:style style:name="P8" style:family="paragraph" style:parent-style-name="Text_20_body">
      <style:text-properties officeooo:rsid="006d736c" officeooo:paragraph-rsid="006d736c"/>
    </style:style>
    <style:style style:name="P9" style:family="paragraph" style:parent-style-name="Text_20_body">
      <style:text-properties officeooo:rsid="0070af80" officeooo:paragraph-rsid="0070af80"/>
    </style:style>
    <style:style style:name="P10" style:family="paragraph" style:parent-style-name="Text_20_body">
      <style:text-properties officeooo:rsid="0075697a" officeooo:paragraph-rsid="0075697a"/>
    </style:style>
    <style:style style:name="P11" style:family="paragraph" style:parent-style-name="Text_20_body">
      <style:text-properties officeooo:rsid="00776916" officeooo:paragraph-rsid="00776916"/>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Heading_20_1" style:list-style-name=""/>
    <style:style style:name="P15" style:family="paragraph" style:parent-style-name="Heading_20_1">
      <style:paragraph-properties fo:break-before="page"/>
    </style:style>
    <style:style style:name="P16" style:family="paragraph" style:parent-style-name="Heading_20_1" style:list-style-name="">
      <style:paragraph-properties fo:break-before="page"/>
      <style:text-properties officeooo:rsid="00169098" officeooo:paragraph-rsid="00169098"/>
    </style:style>
    <style:style style:name="P17" style:family="paragraph" style:parent-style-name="Heading_20_1">
      <style:paragraph-properties fo:break-before="page"/>
      <style:text-properties officeooo:rsid="005f5734" officeooo:paragraph-rsid="005f5734"/>
    </style:style>
    <style:style style:name="T1" style:family="text">
      <style:text-properties officeooo:rsid="001c6476"/>
    </style:style>
    <style:style style:name="T2" style:family="text">
      <style:text-properties officeooo:rsid="00222996"/>
    </style:style>
    <style:style style:name="T3" style:family="text">
      <style:text-properties officeooo:rsid="0060af2d"/>
    </style:style>
    <style:style style:name="T4" style:family="text">
      <style:text-properties officeooo:rsid="006269aa"/>
    </style:style>
    <style:style style:name="T5" style:family="text">
      <style:text-properties officeooo:rsid="00659ec1"/>
    </style:style>
    <style:style style:name="T6" style:family="text">
      <style:text-properties officeooo:rsid="0069332b"/>
    </style:style>
    <style:style style:name="T7" style:family="text">
      <style:text-properties officeooo:rsid="006ad0de"/>
    </style:style>
    <style:style style:name="T8" style:family="text">
      <style:text-properties officeooo:rsid="006c0189"/>
    </style:style>
    <style:style style:name="T9" style:family="text">
      <style:text-properties officeooo:rsid="006d736c"/>
    </style:style>
    <style:style style:name="T10" style:family="text">
      <style:text-properties officeooo:rsid="0070af80"/>
    </style:style>
    <style:style style:name="T11" style:family="text">
      <style:text-properties officeooo:rsid="0074c9d4"/>
    </style:style>
    <style:style style:name="T12" style:family="text">
      <style:text-properties officeooo:rsid="007832f7"/>
    </style:style>
    <style:style style:name="T13" style:family="text">
      <style:text-properties officeooo:rsid="00792c6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Rapport Projet Nachos</text:p>
      <text:p text:style-name="P1"/>
      <text:p text:style-name="P2"/>
      <text:p text:style-name="P2"/>
      <text:p text:style-name="P2">Cédric <text:span text:style-name="T1">GARCIA</text:span></text:p>
      <text:p text:style-name="P2">Florian <text:s/><text:span text:style-name="T1">BARROIS</text:span></text:p>
      <text:p text:style-name="P2">Hosseim NAHAL</text:p>
      <text:p text:style-name="P2">Peio RIGAUX</text:p>
      <text:p text:style-name="P2">Mohd Thaqif ABDULLAH HASIM </text:p>
      <text:p text:style-name="P2"/>
      <text:table-of-content text:style-name="Sect1" text:protected="true" text:name="Table of Content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des Matières</text:p>
          </text:index-title>
          <text:p text:style-name="P12"><text:a xlink:type="simple" xlink:href="#__RefHeading___Toc209_1934101922" text:style-name="Index_20_Link" text:visited-style-name="Index_20_Link">Introduction<text:tab/>3</text:a></text:p>
          <text:p text:style-name="P12"><text:a xlink:type="simple" xlink:href="#__RefHeading___Toc217_1934101922" text:style-name="Index_20_Link" text:visited-style-name="Index_20_Link">Présentation des fonctionnalités<text:tab/>4</text:a></text:p>
          <text:p text:style-name="P12"><text:a xlink:type="simple" xlink:href="#__RefHeading___Toc219_1934101922" text:style-name="Index_20_Link" text:visited-style-name="Index_20_Link">Spécifications<text:tab/>5</text:a></text:p>
          <text:p text:style-name="P12"><text:a xlink:type="simple" xlink:href="#__RefHeading___Toc221_1934101922" text:style-name="Index_20_Link" text:visited-style-name="Index_20_Link">Tests utilisateur<text:tab/>6</text:a></text:p>
          <text:p text:style-name="P12"><text:a xlink:type="simple" xlink:href="#__RefHeading___Toc223_1934101922" text:style-name="Index_20_Link" text:visited-style-name="Index_20_Link">Implémentation<text:tab/>7</text:a></text:p>
          <text:p text:style-name="P12"><text:a xlink:type="simple" xlink:href="#__RefHeading___Toc225_1934101922" text:style-name="Index_20_Link" text:visited-style-name="Index_20_Link">Organisation du travail en équipe<text:tab/>8</text:a></text:p>
          <text:p text:style-name="P12"><text:a xlink:type="simple" xlink:href="#__RefHeading___Toc231_1934101922" text:style-name="Index_20_Link" text:visited-style-name="Index_20_Link">Retour global sur le projet<text:tab/>9</text:a></text:p>
        </text:index-body>
      </text:table-of-content>
      <text:p text:style-name="P2"/>
      <text:h text:style-name="P16" text:outline-level="1"><text:bookmark-start text:name="__RefHeading___Toc209_1934101922"/>Introduction<text:bookmark-end text:name="__RefHeading___Toc209_1934101922"/></text:h>
      <text:p text:style-name="Text_20_body"/>
      <text:p text:style-name="Text_20_body"><text:bookmark-start text:name="__RefHeading___Toc211_1934101922"/>Le projet <text:span text:style-name="T2">n</text:span>achOS permet d’aborder quelques aspects d’un système d’exploitation par des étudiants. <text:span text:style-name="T2">Il consiste en une émulation d’un système avec la partie noyau en C/C++ et une machine virtuelle MIPS qui permettra d’exécuter plusieurs processus. Le projet nachOS permet de comprendre le fonctionnement interne des systèmes d’exploitation, de gérer un grand logiciel, de travailler l’aspect gestion de projet en équipe et de programmer les principales fonctionnalités d’un système d’exploitation.</text:span><text:bookmark-end text:name="__RefHeading___Toc211_1934101922"/></text:p>
      <text:p text:style-name="P4">Vous découvrez tout au long de ce rapport les particularités de notre petit système d’exploitation, <text:span text:style-name="T6">TétanOS</text:span>.</text:p>
      <text:p text:style-name="P5">FredOS/BélénOS/ChurrOS/TacOS/BurritOS/KOS/<text:span text:style-name="T9">ChaOS, SegFaultOS, BufferOverflOS, KinderBuenOS</text:span></text:p>
      <text:p text:style-name="Text_20_body"><text:bookmark-start text:name="__RefHeading___Toc213_1934101922"/>Plusieurs aspects seront abordés : <text:span text:style-name="T5">la présentation des fonctionnalités, des spécification</text:span>s, <text:span text:style-name="T3">des tests utilisateur,</text:span> <text:span text:style-name="T4">de l’implémentation, de l’organisation du travail</text:span>.<text:bookmark-end text:name="__RefHeading___Toc213_1934101922"/></text:p>
      <text:h text:style-name="P17" text:outline-level="1"><text:bookmark-start text:name="__RefHeading___Toc217_1934101922"/>Présentation des fonctionnalités<text:bookmark-end text:name="__RefHeading___Toc217_1934101922"/></text:h>
      <text:p text:style-name="P3"/>
      <text:p text:style-name="P5"><text:span text:style-name="T7">void</text:span> SynchPutChar(<text:span text:style-name="T7">const char ch</text:span>)</text:p>
      <text:p text:style-name="P6"><text:span text:style-name="T10">Écrit</text:span> le caractère ch <text:span text:style-name="T8">dans la sortie définie précédemment</text:span></text:p>
      <text:p text:style-name="P5"><text:span text:style-name="T7">char</text:span> SynchGetChar()</text:p>
      <text:p text:style-name="P7">Récupère et renvoie un caractère à partir de l’entrée définie précédemment</text:p>
      <text:p text:style-name="P5"><text:span text:style-name="T7">void </text:span>SynchGetString(<text:span text:style-name="T7">char* s, int n</text:span>)</text:p>
      <text:p text:style-name="P7">Récupère n caractères de la chaîne de caractères via l’entrée définie précédemment et les stocke dans la chaîne s stockée en paramètre. Lorsqu’un ‘\n’ est rencontré, il est placé à la fin de la chaîne et la lecture s’arrête. </text:p>
      <text:p text:style-name="P8">La chaîne ne caractères est terminée par ‘\0’.</text:p>
      <text:p text:style-name="P5">SynchPutString(<text:span text:style-name="T7">const char s[]</text:span>)</text:p>
      <text:p text:style-name="P9">Parcourt la chaîne de caractères s et écrit caractère par caractère sur la sortie définie précédemment jusqu’à la rencontre du caractère ‘\0’ ou <text:span text:style-name="T11">jusqu’à ce que</text:span> MAX_STRING_SIZE <text:span text:style-name="T11">soit</text:span> atteinte. <text:span text:style-name="T12">Le comportement est indéfini dans le cas où s ne contient pas de ‘\0’.</text:span></text:p>
      <text:p text:style-name="P5"><text:span text:style-name="T7">void</text:span> SynchGetInt(<text:span text:style-name="T7">int n</text:span>)</text:p>
      <text:p text:style-name="P10">Récupère la valeur de n et l’écrit dans la sortie définie précédemment. Si n n’est pas définie, le comportement de cette méthode ne l’est pas non plus.</text:p>
      <text:p text:style-name="P5"><text:span text:style-name="T7">void </text:span>SynchPutInt(<text:span text:style-name="T7">int * n</text:span>)</text:p>
      <text:p text:style-name="P11">Récupère la valeur de l’entrée définie précédemment puis l’écrit à l’adresse pointée par n. <text:span text:style-name="T13">Le comportement est indéfini si la valeur est </text:span></text:p>
      <text:h text:style-name="P17" text:outline-level="1"><text:bookmark-start text:name="__RefHeading___Toc219_1934101922"/>Spécifications<text:bookmark-end text:name="__RefHeading___Toc219_1934101922"/></text:h>
      <text:p text:style-name="Text_20_body"/>
      <text:h text:style-name="P14" text:outline-level="1"/>
      <text:h text:style-name="P17" text:outline-level="1"><text:bookmark-start text:name="__RefHeading___Toc221_1934101922"/>Tests utilisateur<text:bookmark-end text:name="__RefHeading___Toc221_1934101922"/></text:h>
      <text:p text:style-name="Text_20_body"/>
      <text:p text:style-name="Text_20_body"/>
      <text:h text:style-name="P17" text:outline-level="1"><text:bookmark-start text:name="__RefHeading___Toc223_1934101922"/>Implémentation<text:bookmark-end text:name="__RefHeading___Toc223_1934101922"/></text:h>
      <text:h text:style-name="P17" text:outline-level="1"><text:bookmark-start text:name="__RefHeading___Toc225_1934101922"/>Organisation du travail en équipe<text:bookmark-end text:name="__RefHeading___Toc225_1934101922"/></text:h>
      <text:h text:style-name="P15" text:outline-level="1"><text:bookmark-start text:name="__RefHeading___Toc231_1934101922"/>Retour global sur le projet<text:bookmark-end text:name="__RefHeading___Toc231_193410192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Calibri" svg:font-family="Calibri" style:font-adornments="Regular" style:font-family-generic="swiss"/>
    <style:font-face style:name="Noto Sans Devanagari1" svg:font-family="'Noto Sans Devanagari'" style:font-family-generic="swiss"/>
    <style:font-face style:name="Linux Libertine Display O" svg:font-family="'Linux Libertine Display O'"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libri" fo:font-family="Calibri" style:font-style-name="Regular" style:font-family-generic="swiss" style:font-size-asian="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writing-mode="page"/>
      <style:text-properties style:font-name="Linux Libertine Display O" fo:font-family="'Linux Libertine Display O'" style:font-style-name="Bold"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0:39:41.374501217</meta:creation-date>
    <dc:date>2017-12-21T16:14:27.080270180</dc:date>
    <meta:editing-duration>PT7H36M5S</meta:editing-duration>
    <meta:editing-cycles>64</meta:editing-cycles>
    <meta:generator>LibreOffice/5.2.7.2$Linux_x86 LibreOffice_project/20m0$Build-2</meta:generator>
    <meta:document-statistic meta:table-count="0" meta:image-count="0" meta:object-count="0" meta:page-count="9" meta:paragraph-count="38" meta:word-count="351" meta:character-count="2404" meta:non-whitespace-character-count="2087"/>
  </office:meta>
</office:document-meta>
</file>